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end" style:justify-single-word="false"/>
    </style:style>
    <style:style style:name="P11"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2" style:family="paragraph" style:parent-style-name="Subtitle">
      <style:paragraph-properties fo:padding="0.074cm" fo:border-left="none" fo:border-right="none" fo:border-top="none" fo:border-bottom="0.035cm solid #000000" style:join-border="false"/>
      <style:text-properties style:font-name="Optima1"/>
    </style:style>
    <style:style style:name="P1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4" style:family="paragraph" style:parent-style-name="Table_20_Contents">
      <style:text-properties style:font-name="Optima1" fo:font-size="10pt" style:font-size-asian="10pt" style:font-size-complex="10pt"/>
    </style:style>
    <style:style style:name="P15" style:family="paragraph" style:parent-style-name="Heading_20_3">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3">
      <style:paragraph-properties fo:margin-top="0.3cm" fo:margin-bottom="0.42cm"/>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Monaco1" fo:font-size="9pt" style:font-size-asian="9pt" style:font-size-complex="9pt"/>
    </style:style>
    <style:style style:name="P55" style:family="paragraph" style:parent-style-name="Text_20_body">
      <style:text-properties fo:font-weight="normal" style:font-weight-asian="normal" style:font-weight-complex="normal"/>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752cm" fo:margin-right="0cm" fo:text-indent="0.032cm" style:auto-text-indent="false">
        <style:tab-stops/>
      </style:paragraph-properties>
    </style:style>
    <style:style style:name="P61" style:family="paragraph" style:parent-style-name="Text_20_body">
      <style:paragraph-properties fo:margin-left="4.979cm" fo:margin-right="0cm" fo:text-indent="-1.207cm" style:auto-text-indent="false">
        <style:tab-stops/>
      </style:paragraph-properties>
    </style:style>
    <style:style style:name="P62" style:family="paragraph" style:parent-style-name="Text_20_body">
      <style:paragraph-properties fo:margin-left="3.043cm" fo:margin-right="0cm" fo:text-align="start" style:justify-single-word="false" fo:text-indent="0cm" style:auto-text-indent="false"/>
    </style:style>
    <style:style style:name="P63" style:family="paragraph" style:parent-style-name="List">
      <style:paragraph-properties fo:margin-left="3.752cm" fo:margin-right="0cm" fo:text-align="start" style:justify-single-word="false" fo:text-indent="-0.66cm" style:auto-text-indent="false"/>
    </style:style>
    <style:style style:name="P64"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65"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6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Text_20_body" style:list-style-name="L9">
      <style:paragraph-properties fo:margin-left="3.752cm" fo:margin-right="0cm" fo:text-indent="-0.032cm" style:auto-text-indent="false">
        <style:tab-stops/>
      </style:paragraph-properties>
    </style:style>
    <style:style style:name="P69" style:family="paragraph" style:parent-style-name="Text_20_body" style:list-style-name="L11">
      <style:paragraph-properties fo:margin-left="5.002cm" fo:margin-right="0cm" fo:text-indent="-0.635cm" style:auto-text-indent="false"/>
    </style:style>
    <style:style style:name="P70"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1"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2"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3"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4"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5" style:family="paragraph" style:parent-style-name="Text_20_body" style:list-style-name="L11">
      <style:paragraph-properties fo:margin-left="3.117cm" fo:margin-right="0cm" fo:text-indent="0cm" style:auto-text-indent="false"/>
    </style:style>
    <style:style style:name="P76" style:family="paragraph" style:parent-style-name="Text_20_body" style:list-style-name="L11">
      <style:paragraph-properties fo:margin-left="3.013cm" fo:margin-right="0cm" fo:text-indent="0cm" style:auto-text-indent="false"/>
    </style:style>
    <style:style style:name="P77" style:family="paragraph" style:parent-style-name="Footer" style:list-style-name="L1"/>
    <style:style style:name="P78" style:family="paragraph" style:parent-style-name="Heading_20_1" style:master-page-name="Standard">
      <style:paragraph-properties style:page-number="auto"/>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Table_20_Contents" style:list-style-name="L2"/>
    <style:style style:name="P82" style:family="paragraph" style:parent-style-name="Table_20_Contents" style:list-style-name="L3"/>
    <style:style style:name="P83" style:family="paragraph" style:parent-style-name="Table_20_Contents" style:list-style-name="L2">
      <style:paragraph-properties fo:margin-left="1.251cm" fo:margin-right="0cm" fo:text-indent="0cm" style:auto-text-indent="false"/>
    </style:style>
    <style:style style:name="P84" style:family="paragraph" style:parent-style-name="List" style:list-style-name="L1">
      <style:paragraph-properties fo:margin-left="3.752cm" fo:margin-right="0cm" fo:text-indent="0cm" style:auto-text-indent="false"/>
    </style:style>
    <style:style style:name="P85" style:family="paragraph" style:parent-style-name="List" style:list-style-name="L4">
      <style:paragraph-properties fo:margin-left="3.752cm" fo:margin-right="0cm" fo:text-indent="0cm" style:auto-text-indent="false"/>
    </style:style>
    <style:style style:name="P86" style:family="paragraph" style:parent-style-name="List" style:list-style-name="L5">
      <style:paragraph-properties fo:margin-left="3.752cm" fo:margin-right="0cm" fo:text-indent="0cm" style:auto-text-indent="false"/>
    </style:style>
    <style:style style:name="P87" style:family="paragraph" style:parent-style-name="List" style:list-style-name="L6">
      <style:paragraph-properties fo:margin-left="3.752cm" fo:margin-right="0cm" fo:text-indent="0cm" style:auto-text-indent="false"/>
    </style:style>
    <style:style style:name="P88" style:family="paragraph" style:parent-style-name="List" style:list-style-name="L7">
      <style:paragraph-properties fo:margin-left="3.752cm" fo:margin-right="0cm" fo:text-indent="0cm" style:auto-text-indent="false"/>
    </style:style>
    <style:style style:name="P89" style:family="paragraph" style:parent-style-name="List" style:list-style-name="L8">
      <style:paragraph-properties fo:margin-left="3.752cm" fo:margin-right="0cm" fo:text-indent="0cm" style:auto-text-indent="false"/>
    </style:style>
    <style:style style:name="P90" style:family="paragraph" style:parent-style-name="Heading_20_TOC" style:master-page-name="Index">
      <style:paragraph-properties style:page-number="auto"/>
    </style:style>
    <style:style style:name="P91" style:family="paragraph" style:parent-style-name="Heading_20_4">
      <style:paragraph-properties fo:margin-left="2.358cm" fo:margin-right="0cm" fo:text-indent="0cm" style:auto-text-indent="false"/>
    </style:style>
    <style:style style:name="P92" style:family="paragraph" style:parent-style-name="Heading_20_4">
      <style:paragraph-properties fo:margin-left="2.327cm" fo:margin-right="0cm" fo:text-indent="0cm" style:auto-text-indent="false"/>
    </style:style>
    <style:style style:name="P93" style:family="paragraph" style:parent-style-name="Heading_20_4">
      <style:paragraph-properties fo:margin-left="2.45cm" fo:margin-right="0cm" fo:text-indent="0cm" style:auto-text-indent="false"/>
    </style:style>
    <style:style style:name="P94" style:family="paragraph" style:parent-style-name="Heading_20_4">
      <style:paragraph-properties fo:margin-left="2.42cm" fo:margin-right="0cm" fo:text-indent="0cm" style:auto-text-indent="false"/>
    </style:style>
    <style:style style:name="P95" style:family="paragraph" style:parent-style-name="Heading_20_4">
      <style:paragraph-properties fo:margin-left="2.388cm" fo:margin-right="0cm" fo:text-indent="0cm" style:auto-text-indent="false"/>
    </style:style>
    <style:style style:name="P96" style:family="paragraph" style:parent-style-name="Standard" style:master-page-name="Index">
      <style:paragraph-properties style:page-number="auto"/>
    </style:style>
    <style:style style:name="P97" style:family="paragraph" style:parent-style-name="Standard" style:list-style-name="L5"/>
    <style:style style:name="P98" style:family="paragraph" style:parent-style-name="Standard" style:list-style-name="L10">
      <style:paragraph-properties fo:margin-left="5.002cm" fo:margin-right="0cm" fo:text-indent="-0.635cm" style:auto-text-indent="false"/>
    </style:style>
    <style:style style:name="P99" style:family="paragraph" style:parent-style-name="Standard" style:list-style-name="L10">
      <style:paragraph-properties fo:margin-left="5.002cm" fo:margin-right="0cm" fo:text-align="start" style:justify-single-word="false" fo:text-indent="-0.635cm" style:auto-text-indent="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font-name="Optima1"/>
    </style:style>
    <style:style style:name="T26" style:family="text">
      <style:text-properties style:font-name="Monaco1"/>
    </style:style>
    <style:style style:name="T27" style:family="text">
      <style:text-properties style:font-name="Monaco1" fo:font-size="9pt" style:font-size-asian="9pt" style:font-size-complex="9pt"/>
    </style:style>
    <style:style style:name="T2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1" draw:name="graphics1" text:anchor-type="paragraph" svg:width="8.41cm" svg:height="2.75cm" draw:z-index="0"><draw:image xlink:href="Pictures/10000000000002BE000000B5351746FC.png" xlink:type="simple" xlink:show="embed" xlink:actuate="onLoad"/></draw:frame></text:p>
      <text:p text:style-name="P3"/>
      <text:p text:style-name="P3"/>
      <text:p text:style-name="P3"/>
      <text:p text:style-name="P3"/>
      <text:p text:style-name="P11"/>
      <text:p text:style-name="P13">PacketFence<text:line-break/> – version 3.0.1</text:p>
      <text:p text:style-name="P12">Administration Guide</text:p>
      <text:p text:style-name="P3"/>
      <text:p text:style-name="P9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1 – September 2011</text:p>
      <text:p text:style-name="P10"><draw:frame draw:style-name="fr2" draw:name="graphics2" text:anchor-type="as-char" svg:y="0cm" svg:width="9.631cm" svg:height="2.101cm" draw:z-index="9"><draw:image xlink:href="Pictures/100000000000025800000083DAD07D18.jpg" xlink:type="simple" xlink:show="embed" xlink:actuate="onLoad"/></draw:frame></text:p>
      <text:p text:style-name="P9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a xlink:type="simple" xlink:href="#__RefHeading__64237_1684072385" text:style-name="Index_20_Link" text:visited-style-name="Index_20_Link">Chapter 1<text:tab/>About this Guide <text:s text:c="2"/><text:tab/>6</text:a></text:p>
          <text:p text:style-name="P67"><text:a xlink:type="simple" xlink:href="#__RefHeading__4753_400627320" text:style-name="Index_20_Link" text:visited-style-name="Index_20_Link">Other sources of information <text:s text:c="2"/><text:tab/>6</text:a></text:p>
          <text:p text:style-name="P66"><text:a xlink:type="simple" xlink:href="#__RefHeading__4755_400627320" text:style-name="Index_20_Link" text:visited-style-name="Index_20_Link">Chapter 2<text:tab/>Introduction <text:s text:c="2"/><text:tab/>7</text:a></text:p>
          <text:p text:style-name="P67"><text:a xlink:type="simple" xlink:href="#__RefHeading__4887_676192730" text:style-name="Index_20_Link" text:visited-style-name="Index_20_Link">Features <text:s text:c="2"/><text:tab/>7</text:a></text:p>
          <text:p text:style-name="P67"><text:a xlink:type="simple" xlink:href="#__RefHeading__4908_1071192008" text:style-name="Index_20_Link" text:visited-style-name="Index_20_Link">Network Integration <text:s text:c="2"/><text:tab/>9</text:a></text:p>
          <text:p text:style-name="P67"><text:a xlink:type="simple" xlink:href="#__RefHeading__4889_676192730" text:style-name="Index_20_Link" text:visited-style-name="Index_20_Link">Components <text:s text:c="2"/><text:tab/>10</text:a></text:p>
          <text:p text:style-name="P66"><text:a xlink:type="simple" xlink:href="#__RefHeading__4757_400627320" text:style-name="Index_20_Link" text:visited-style-name="Index_20_Link">Chapter 3<text:tab/>System Requirements <text:s text:c="2"/><text:tab/>11</text:a></text:p>
          <text:p text:style-name="P67"><text:a xlink:type="simple" xlink:href="#__RefHeading__7255_1795821865" text:style-name="Index_20_Link" text:visited-style-name="Index_20_Link">Assumptions <text:s text:c="2"/><text:tab/>11</text:a></text:p>
          <text:p text:style-name="P67"><text:a xlink:type="simple" xlink:href="#__RefHeading__1805_664238303" text:style-name="Index_20_Link" text:visited-style-name="Index_20_Link">Minimum Hardware Requirements <text:s text:c="2"/><text:tab/>12</text:a></text:p>
          <text:p text:style-name="P67"><text:a xlink:type="simple" xlink:href="#__RefHeading__1807_664238303" text:style-name="Index_20_Link" text:visited-style-name="Index_20_Link">Operating System Requirements <text:s text:c="2"/><text:tab/>13</text:a></text:p>
          <text:p text:style-name="P66"><text:a xlink:type="simple" xlink:href="#__RefHeading__7257_1795821865" text:style-name="Index_20_Link" text:visited-style-name="Index_20_Link">Chapter 4<text:tab/>Installation <text:s text:c="2"/><text:tab/>14</text:a></text:p>
          <text:p text:style-name="P67"><text:a xlink:type="simple" xlink:href="#__RefHeading__1811_664238303" text:style-name="Index_20_Link" text:visited-style-name="Index_20_Link">OS Installation <text:s text:c="2"/><text:tab/>14</text:a></text:p>
          <text:p text:style-name="P67"><text:a xlink:type="simple" xlink:href="#__RefHeading__1813_664238303" text:style-name="Index_20_Link" text:visited-style-name="Index_20_Link">Software Download <text:s text:c="2"/><text:tab/>15</text:a></text:p>
          <text:p text:style-name="P67"><text:a xlink:type="simple" xlink:href="#__RefHeading__1815_664238303" text:style-name="Index_20_Link" text:visited-style-name="Index_20_Link">Software Installation <text:s text:c="2"/><text:tab/>16</text:a></text:p>
          <text:p text:style-name="P66"><text:a xlink:type="simple" xlink:href="#__RefHeading__1817_664238303" text:style-name="Index_20_Link" text:visited-style-name="Index_20_Link">Chapter 5<text:tab/>Configuration <text:s text:c="2"/><text:tab/>17</text:a></text:p>
          <text:p text:style-name="P67"><text:a xlink:type="simple" xlink:href="#__RefHeading__1819_664238303" text:style-name="Index_20_Link" text:visited-style-name="Index_20_Link">First Step <text:s text:c="2"/><text:tab/>17</text:a></text:p>
          <text:p text:style-name="P67"><text:a xlink:type="simple" xlink:href="#__RefHeading__4222_851406933" text:style-name="Index_20_Link" text:visited-style-name="Index_20_Link">Web-based Administration Interface <text:s text:c="2"/><text:tab/>17</text:a></text:p>
          <text:p text:style-name="P67"><text:a xlink:type="simple" xlink:href="#__RefHeading__4224_851406933" text:style-name="Index_20_Link" text:visited-style-name="Index_20_Link">Global configuration file (pf.conf) <text:s text:c="2"/><text:tab/>18</text:a></text:p>
          <text:p text:style-name="P67"><text:a xlink:type="simple" xlink:href="#__RefHeading__1821_664238303" text:style-name="Index_20_Link" text:visited-style-name="Index_20_Link">Apache Configuration <text:s text:c="2"/><text:tab/>18</text:a></text:p>
          <text:p text:style-name="P67"><text:a xlink:type="simple" xlink:href="#__RefHeading__10325_892139441" text:style-name="Index_20_Link" text:visited-style-name="Index_20_Link">SELinux <text:s text:c="2"/><text:tab/>19</text:a></text:p>
          <text:p text:style-name="P67"><text:a xlink:type="simple" xlink:href="#__RefHeading__1823_664238303" text:style-name="Index_20_Link" text:visited-style-name="Index_20_Link">Authentication (flat file, LDAP/AD, RADIUS) <text:s text:c="2"/><text:tab/>19</text:a></text:p>
          <text:p text:style-name="P67"><text:a xlink:type="simple" xlink:href="#__RefHeading__4226_851406933" text:style-name="Index_20_Link" text:visited-style-name="Index_20_Link">Network Device Definition (switches.conf) <text:s text:c="2"/><text:tab/>20</text:a></text:p>
          <text:p text:style-name="P67"><text:a xlink:type="simple" xlink:href="#__RefHeading__4228_851406933" text:style-name="Index_20_Link" text:visited-style-name="Index_20_Link">Default VLAN assignment <text:s text:c="2"/><text:tab/>23</text:a></text:p>
          <text:p text:style-name="P67"><text:a xlink:type="simple" xlink:href="#__RefHeading__4285_1877026166" text:style-name="Index_20_Link" text:visited-style-name="Index_20_Link">Inline enforcement configuration <text:s text:c="2"/><text:tab/>23</text:a></text:p>
          <text:p text:style-name="P67"><text:a xlink:type="simple" xlink:href="#__RefHeading__8290_1385082861" text:style-name="Index_20_Link" text:visited-style-name="Index_20_Link">DHCP and DNS Server Configuration (networks.conf) <text:s text:c="2"/><text:tab/>24</text:a></text:p>
          <text:p text:style-name="P67"><text:a xlink:type="simple" xlink:href="#__RefHeading__10918_1231235898" text:style-name="Index_20_Link" text:visited-style-name="Index_20_Link">Production DHCP access <text:s text:c="2"/><text:tab/>25</text:a></text:p>
          <text:p text:style-name="P67"><text:a xlink:type="simple" xlink:href="#__RefHeading__8292_1385082861" text:style-name="Index_20_Link" text:visited-style-name="Index_20_Link">Routed Networks <text:s text:c="2"/><text:tab/>28</text:a></text:p>
          <text:p text:style-name="P67"><text:soft-page-break/><text:a xlink:type="simple" xlink:href="#__RefHeading__24248_1038895957" text:style-name="Index_20_Link" text:visited-style-name="Index_20_Link">FreeRADIUS Configuration <text:s text:c="2"/><text:tab/>30</text:a></text:p>
          <text:p text:style-name="P67"><text:a xlink:type="simple" xlink:href="#__RefHeading__10089_2111357785" text:style-name="Index_20_Link" text:visited-style-name="Index_20_Link">Starting PacketFence Services <text:s text:c="2"/><text:tab/>34</text:a></text:p>
          <text:p text:style-name="P67"><text:a xlink:type="simple" xlink:href="#__RefHeading__4230_851406933" text:style-name="Index_20_Link" text:visited-style-name="Index_20_Link">Log files <text:s text:c="2"/><text:tab/>34</text:a></text:p>
          <text:p text:style-name="P66"><text:a xlink:type="simple" xlink:href="#__RefHeading__4232_851406933" text:style-name="Index_20_Link" text:visited-style-name="Index_20_Link">Chapter 6<text:tab/>Configuration by example <text:s text:c="2"/><text:tab/>35</text:a></text:p>
          <text:p text:style-name="P67"><text:a xlink:type="simple" xlink:href="#__RefHeading__4234_851406933" text:style-name="Index_20_Link" text:visited-style-name="Index_20_Link">Assumptions <text:s text:c="2"/><text:tab/>35</text:a></text:p>
          <text:p text:style-name="P67"><text:a xlink:type="simple" xlink:href="#__RefHeading__4236_851406933" text:style-name="Index_20_Link" text:visited-style-name="Index_20_Link">Network Interfaces <text:s text:c="2"/><text:tab/>36</text:a></text:p>
          <text:p text:style-name="P67"><text:a xlink:type="simple" xlink:href="#__RefHeading__4238_851406933" text:style-name="Index_20_Link" text:visited-style-name="Index_20_Link">Switch Setup <text:s text:c="2"/><text:tab/>37</text:a></text:p>
          <text:p text:style-name="P67"><text:a xlink:type="simple" xlink:href="#__RefHeading__4240_851406933" text:style-name="Index_20_Link" text:visited-style-name="Index_20_Link">switches.conf <text:s text:c="2"/><text:tab/>38</text:a></text:p>
          <text:p text:style-name="P67"><text:a xlink:type="simple" xlink:href="#__RefHeading__4242_851406933" text:style-name="Index_20_Link" text:visited-style-name="Index_20_Link">pf.conf <text:s text:c="2"/><text:tab/>39</text:a></text:p>
          <text:p text:style-name="P67"><text:a xlink:type="simple" xlink:href="#__RefHeading__4244_851406933" text:style-name="Index_20_Link" text:visited-style-name="Index_20_Link">networks.conf <text:s text:c="2"/><text:tab/>40</text:a></text:p>
          <text:p text:style-name="P67"><text:a xlink:type="simple" xlink:href="#__RefHeading__9527_1417655456" text:style-name="Index_20_Link" text:visited-style-name="Index_20_Link">Inline enforcement specifics <text:s text:c="2"/><text:tab/>41</text:a></text:p>
          <text:p text:style-name="P67"><text:a xlink:type="simple" xlink:href="#__RefHeading__4248_851406933" text:style-name="Index_20_Link" text:visited-style-name="Index_20_Link">FreeRADIUS <text:s text:c="2"/><text:tab/>42</text:a></text:p>
          <text:p text:style-name="P66"><text:a xlink:type="simple" xlink:href="#__RefHeading__4785_400627320" text:style-name="Index_20_Link" text:visited-style-name="Index_20_Link">Chapter 7<text:tab/>Optional components <text:s text:c="2"/><text:tab/>43</text:a></text:p>
          <text:p text:style-name="P67"><text:a xlink:type="simple" xlink:href="#__RefHeading__10091_2111357785" text:style-name="Index_20_Link" text:visited-style-name="Index_20_Link">Blocking malicious activities with violations <text:s text:c="2"/><text:tab/>43</text:a></text:p>
          <text:p text:style-name="P67"><text:a xlink:type="simple" xlink:href="#__RefHeading__10139_2111357785" text:style-name="Index_20_Link" text:visited-style-name="Index_20_Link">Conformity Scan (Nessus) <text:s text:c="2"/><text:tab/>47</text:a></text:p>
          <text:p text:style-name="P67"><text:a xlink:type="simple" xlink:href="#__RefHeading__4823_400627320" text:style-name="Index_20_Link" text:visited-style-name="Index_20_Link">Oinkmaster <text:s text:c="2"/><text:tab/>49</text:a></text:p>
          <text:p text:style-name="P67"><text:a xlink:type="simple" xlink:href="#__RefHeading__10920_1231235898" text:style-name="Index_20_Link" text:visited-style-name="Index_20_Link">Floating Network Devices <text:s text:c="2"/><text:tab/>50</text:a></text:p>
          <text:p text:style-name="P66"><text:a xlink:type="simple" xlink:href="#__RefHeading__10792_892139441" text:style-name="Index_20_Link" text:visited-style-name="Index_20_Link">Chapter 8<text:tab/>Operating System Best Practices <text:s text:c="2"/><text:tab/>52</text:a></text:p>
          <text:p text:style-name="P67"><text:a xlink:type="simple" xlink:href="#__RefHeading__10794_892139441" text:style-name="Index_20_Link" text:visited-style-name="Index_20_Link">Iptables <text:s text:c="2"/><text:tab/>52</text:a></text:p>
          <text:p text:style-name="P67"><text:a xlink:type="simple" xlink:href="#__RefHeading__10796_892139441" text:style-name="Index_20_Link" text:visited-style-name="Index_20_Link">Log Rotations <text:s text:c="2"/><text:tab/>52</text:a></text:p>
          <text:p text:style-name="P67"><text:a xlink:type="simple" xlink:href="#__RefHeading__24252_1038895957" text:style-name="Index_20_Link" text:visited-style-name="Index_20_Link">High availability <text:s text:c="2"/><text:tab/>53</text:a></text:p>
          <text:p text:style-name="P66"><text:a xlink:type="simple" xlink:href="#__RefHeading__4791_400627320" text:style-name="Index_20_Link" text:visited-style-name="Index_20_Link">Chapter 9<text:tab/>Performance optimization <text:s text:c="2"/><text:tab/>62</text:a></text:p>
          <text:p text:style-name="P67"><text:a xlink:type="simple" xlink:href="#__RefHeading__4795_400627320" text:style-name="Index_20_Link" text:visited-style-name="Index_20_Link">MySQL optimizations <text:s text:c="2"/><text:tab/>62</text:a></text:p>
          <text:p text:style-name="P67"><text:a xlink:type="simple" xlink:href="#__RefHeading__6431_1006122953" text:style-name="Index_20_Link" text:visited-style-name="Index_20_Link">Captive portal optimizations <text:s text:c="2"/><text:tab/>66</text:a></text:p>
          <text:p text:style-name="P66"><text:a xlink:type="simple" xlink:href="#__RefHeading__4809_400627320" text:style-name="Index_20_Link" text:visited-style-name="Index_20_Link">Chapter 10<text:tab/>Frequently Asked Questions <text:s text:c="2"/><text:tab/>67</text:a></text:p>
          <text:p text:style-name="P66"><text:a xlink:type="simple" xlink:href="#__RefHeading__24254_1038895957" text:style-name="Index_20_Link" text:visited-style-name="Index_20_Link">Chapter 11<text:tab/>Technical introduction to VLAN enforcement <text:s text:c="3"/><text:tab/>68</text:a></text:p>
          <text:p text:style-name="P67"><text:a xlink:type="simple" xlink:href="#__RefHeading__15227_2111357785" text:style-name="Index_20_Link" text:visited-style-name="Index_20_Link">Introduction <text:s text:c="2"/><text:tab/>68</text:a></text:p>
          <text:p text:style-name="P67"><text:a xlink:type="simple" xlink:href="#__RefHeading__4767_400627320" text:style-name="Index_20_Link" text:visited-style-name="Index_20_Link">More on SNMP traps VLAN isolation <text:s text:c="2"/><text:tab/>70</text:a></text:p>
          <text:p text:style-name="P66"><text:a xlink:type="simple" xlink:href="#__RefHeading__9529_1417655456" text:style-name="Index_20_Link" text:visited-style-name="Index_20_Link">Chapter 12<text:tab/>Technical introduction to Inline enforcement <text:s text:c="2"/><text:tab/>72</text:a></text:p>
          <text:p text:style-name="P67"><text:a xlink:type="simple" xlink:href="#__RefHeading__9614_1417655456" text:style-name="Index_20_Link" text:visited-style-name="Index_20_Link">Introduction <text:s text:c="2"/><text:tab/>72</text:a></text:p>
          <text:p text:style-name="P67"><text:a xlink:type="simple" xlink:href="#__RefHeading__9616_1417655456" text:style-name="Index_20_Link" text:visited-style-name="Index_20_Link">Device configuration <text:s text:c="2"/><text:tab/>72</text:a></text:p>
          <text:p text:style-name="P67"><text:a xlink:type="simple" xlink:href="#__RefHeading__9618_1417655456" text:style-name="Index_20_Link" text:visited-style-name="Index_20_Link">Access control <text:s text:c="2"/><text:tab/>72</text:a></text:p>
          <text:p text:style-name="P67"><text:soft-page-break/><text:a xlink:type="simple" xlink:href="#__RefHeading__4287_1877026166" text:style-name="Index_20_Link" text:visited-style-name="Index_20_Link">Limitations <text:s text:c="2"/><text:tab/>72</text:a></text:p>
          <text:p text:style-name="P66"><text:a xlink:type="simple" xlink:href="#__RefHeading__24091_1038895957" text:style-name="Index_20_Link" text:visited-style-name="Index_20_Link">Chapter 13<text:tab/>Appendix A: Administration Tools <text:s text:c="2"/><text:tab/>74</text:a></text:p>
          <text:p text:style-name="P67"><text:a xlink:type="simple" xlink:href="#__RefHeading__4759_400627320" text:style-name="Index_20_Link" text:visited-style-name="Index_20_Link">pfcmd <text:s text:c="2"/><text:tab/>74</text:a></text:p>
          <text:p text:style-name="P67"><text:a xlink:type="simple" xlink:href="#__RefHeading__4761_400627320" text:style-name="Index_20_Link" text:visited-style-name="Index_20_Link">pfcmd_vlan <text:s text:c="2"/><text:tab/>75</text:a></text:p>
          <text:p text:style-name="P67"><text:a xlink:type="simple" xlink:href="#__RefHeading__4763_400627320" text:style-name="Index_20_Link" text:visited-style-name="Index_20_Link">Web Admin GUI <text:s text:c="2"/><text:tab/>77</text:a></text:p>
          <text:p text:style-name="P66"><text:a xlink:type="simple" xlink:href="#__RefHeading__5636_45833099" text:style-name="Index_20_Link" text:visited-style-name="Index_20_Link">Chapter 14<text:tab/>Appendix B : Manual FreeRADIUS 2 configuration <text:s text:c="2"/><text:tab/>78</text:a></text:p>
          <text:p text:style-name="P66"><text:a xlink:type="simple" xlink:href="#__RefHeading__24256_1038895957" text:style-name="Index_20_Link" text:visited-style-name="Index_20_Link">Chapter 15<text:tab/>Appendix C: Legacy FreeRADIUS 1.x configuration <text:s text:c="2"/><text:tab/>81</text:a></text:p>
          <text:p text:style-name="P66"><text:a xlink:type="simple" xlink:href="#__RefHeading__4829_400627320" text:style-name="Index_20_Link" text:visited-style-name="Index_20_Link">Chapter 16<text:tab/>Additional Information <text:s text:c="2"/><text:tab/>85</text:a></text:p>
          <text:p text:style-name="P66"><text:a xlink:type="simple" xlink:href="#__RefHeading__4831_400627320" text:style-name="Index_20_Link" text:visited-style-name="Index_20_Link">Chapter 17<text:tab/>Commercial Support and Contact Information <text:s text:c="2"/><text:tab/>86</text:a></text:p>
          <text:p text:style-name="P66"><text:a xlink:type="simple" xlink:href="#__RefHeading__4833_400627320" text:style-name="Index_20_Link" text:visited-style-name="Index_20_Link">Chapter 18<text:tab/>GNU Free Documentation License <text:s text:c="2"/><text:tab/>87</text:a></text:p>
        </text:index-body>
      </text:table-of-content>
      <text:p text:style-name="Standard"/>
      <text:list xml:id="list2166942150" text:style-name="Outline">
        <text:list-item>
          <text:h text:style-name="P78"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1 of PacketFence.</text:p>
      <text:p text:style-name="Standard">The latest version of this guide is available at <text:a xlink:type="simple" xlink:href="http://www.packetfence.org/documentation/">http://www.packetfence.org/documentation/</text:a></text:p>
      <text:list xml:id="list182075329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1141669908"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1662785211"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 (VLAN Enforcement)</text:span></text:p>
      <text:p text:style-name="P19"><text:tab/>PacketFence's operation is completely out of band when using VLAN enforcement which allows the solution to scale geographically and to be more resilient to failures.</text:p>
      <text:p text:style-name="P21"/>
      <text:p text:style-name="P18"><text:span text:style-name="T9">❏<text:tab/>In Band (</text:span><text:span text:style-name="T3">Inline Enforcement)</text:span></text:p>
      <text:p text:style-name="P19"><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9"><text:soft-page-break/></text:p>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3"/>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461886619" text:continue-numbering="true" text:style-name="Outline">
        <text:list-item>
          <text:list>
            <text:list-item>
              <text:h text:style-name="P80"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158049428" text:continue-numbering="true" text:style-name="Outline">
        <text:list-item>
          <text:list>
            <text:list-item>
              <text:h text:style-name="P80"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2068748635"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321301322" text:style-name="L1">
        <text:list-header>
          <text:p text:style-name="P84">❏<text:tab/>Database server (MySQL)</text:p>
          <text:p text:style-name="P84">❏<text:tab/>Web server (Apache)</text:p>
          <text:p text:style-name="P77"/>
          <text:p text:style-name="P77">Depending on your setup you may have to install additional components like:</text:p>
          <text:p text:style-name="P84">❏<text:tab/>DHCP server (ISC DHCP)</text:p>
          <text:p text:style-name="P84">❏<text:tab/>DNS server (BIND)</text:p>
          <text:p text:style-name="P84">❏<text:tab/>RADIUS server (FreeRADIUS)</text:p>
        </text:list-header>
      </text:list>
      <text:p text:style-name="P18">❏<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926884868" text:continue-list="list2068748635" text:style-name="Outline">
        <text:list-item>
          <text:list>
            <text:list-item>
              <text:h text:style-name="P80"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367956380" text:style-name="L2">
              <text:list-header>
                <text:p text:style-name="P81">◾ Intel or AMD CPU 3 GHz</text:p>
              </text:list-header>
            </text:list>
            <text:list xml:id="list1667985031" text:style-name="L3">
              <text:list-header>
                <text:p text:style-name="P82">◾ 2048 MB of RAM</text:p>
              </text:list-header>
            </text:list>
            <text:list xml:id="list1683906138" text:continue-list="list1367956380" text:style-name="L2">
              <text:list-header>
                <text:p text:style-name="P81">◾ 20 GB of disk space (RAID 1 recommended)</text:p>
                <text:p text:style-name="P81">◾ 1 Network card</text:p>
                <text:list>
                  <text:list-item>
                    <text:list>
                      <text:list-item>
                        <text:p text:style-name="P83"><text:s/>+ 1 for high-availability</text:p>
                      </text:list-item>
                      <text:list-item>
                        <text:p text:style-name="P83"><text:s/>+ 1 for intrusion detection</text:p>
                      </text:list-item>
                    </text:list>
                  </text:list-item>
                </text:list>
              </text:list-header>
            </text:list>
          </table:table-cell>
        </table:table-row>
      </table:table>
      <text:p text:style-name="Standard"/>
      <text:list xml:id="list1099782553" text:continue-list="list926884868" text:style-name="Outline">
        <text:list-item>
          <text:list>
            <text:list-item>
              <text:h text:style-name="P80"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957919232" text:style-name="L4">
        <text:list-header>
          <text:p text:style-name="P85">❏<text:tab/>Red Hat Enterprise Linux 5.x/6.x Server</text:p>
          <text:p text:style-name="P85">❏<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8">❏<text:tab/>Web server (httpd)</text:p>
      <text:p text:style-name="P18">❏<text:tab/>DHCP server (dhcpd)</text:p>
      <text:p text:style-name="P18">❏<text:tab/>DNS server (named)</text:p>
      <text:p text:style-name="P18">❏<text:tab/>FreeRADIUS server (radiusd)</text:p>
      <text:p text:style-name="P18">❏<text:tab/>Snort Network IDS (snort)</text:p>
      <text:p text:style-name="P18">❏<text:tab/>Firewall (iptables)</text:p>
      <text:p text:style-name="P18"/>
      <text:p text:style-name="P49">Make sure that all the other services are automatically started by your operating system!</text:p>
      <text:p text:style-name="Text_20_body"/>
      <text:list xml:id="list2029923542" text:continue-list="list1099782553"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228575505"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94156749" text:style-name="L5">
        <text:list-header>
          <text:p text:style-name="P86">❏<text:tab/>Enable Firewall</text:p>
          <text:p text:style-name="P86">❏<text:tab/>Disable SELinux</text:p>
          <text:p text:style-name="P97"/>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P2"/>
      <text:list xml:id="list1989551630" text:continue-list="list1228575505"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302682973"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1"><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973251046" text:continue-numbering="true" text:style-name="Outline">
        <text:list-item>
          <text:h text:style-name="P79"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6919085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4">/usr/local/pf/conf/networks.conf</text:span></text:span><text:span text:style-name="Code_20__28_inline_29_"><text:span text:style-name="T6"> and it can always be adjusted by hand afterward.</text:span></text:span></text:p>
      <text:list xml:id="list330851504"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Once PacketFence is started, administration interface is available at: https://&lt;hostname&gt;:1443/</text:p>
      <text:list xml:id="list2162370645"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326493687"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93498432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1165488300"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392335166"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This section applies only for VLAN enforcement. Users planning to do inline enforcement only can skip this section.</text:p>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182063757" text:style-name="L6">
        <text:list-header>
          <text:p text:style-name="P87">❏<text:tab/>Default SNMP read/write communities for the switches</text:p>
          <text:p text:style-name="P87">❏<text:tab/>Default working mode (see note about working mode below)</text:p>
        </text:list-header>
      </text:list>
      <text:p text:style-name="Text_20_body">and a switch section for each switch (managed by PacketFence) including:</text:p>
      <text:list xml:id="list1959376655" text:style-name="L7">
        <text:list-header>
          <text:p text:style-name="P88">❏<text:tab/>Switch IP</text:p>
          <text:p text:style-name="P88">❏<text:tab/>Switch vendor/type</text:p>
          <text:p text:style-name="P88">❏<text:tab/>Switch uplink ports (trunks and non-managed ports)</text:p>
          <text:p text:style-name="P88">❏<text:tab/>per-switch re-definition of the vlans (if required)</text:p>
        </text:list-header>
      </text:list>
      <text:p text:style-name="Text_20_body"/>
      <text:p text:style-name="Heading_20_3"><text:soft-page-break/>Working modes</text:p>
      <text:p text:style-name="Text_20_body">There are three different working modes:</text:p>
      <text:list xml:id="list966744993" text:style-name="L8">
        <text:list-header>
          <text:p text:style-name="P89">❏<text:tab/>Testing: pfsetvlan writes in the log files what it would normally do, but it doesn't do anything.</text:p>
          <text:p text:style-name="P89">❏<text:tab/>Registration: pfsetvlan automatically-register all MAC addresses seen on the switch ports. As in testing mode, no VLAN changes are done.</text:p>
          <text:p text:style-name="P89">❏<text:tab/>Production: pfsetvlan sends the SNMP writes to change the VLAN on the switch ports. </text:p>
        </text:list-header>
      </text:list>
      <text:p text:style-name="P55"/>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431160025" text:continue-list="list392335166"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125536550"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292675849"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494263866"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6">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2002354266"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6">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text:soft-page-break/>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728221525"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0">❏<text:tab/>network: Network subnet</text:p>
      <text:p text:style-name="P23">❏<text:tab/>netmask: Network mask</text:p>
      <text:p text:style-name="P23">❏<text:tab/>gateway: PacketFence IP address in this network</text:p>
      <text:p text:style-name="P61">❏<text:tab/>next_hop: used only with routed networks; IP address of the router in this network (This is used to locally create static routes to the routed networks). See the <text:a xlink:type="simple" xlink:href="#5.6.Routed Networks|outline">Routed Networks section</text:a>)</text:p>
      <text:p text:style-name="P23"><text:soft-page-break/>❏<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vlan-registration or vlan-isolation or inline</text:p>
      <text:list xml:id="list1606855302" text:style-name="L9">
        <text:list-header>
          <text:p text:style-name="P68">❏<text:tab/>named: Is PacketFence the DNS for this network ? (Enabled/Disabled) set it to <text:tab/>enabled unless in inline type where it should be disabled</text:p>
          <text:p text:style-name="P68">❏<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var/conf/dhcpd.conf </text:span>using <text:span text:style-name="Code_20__28_inline_29_">conf/dhcpd.conf</text:span> as a template.</text:p>
      <text:p text:style-name="P51">The DNS configuration files are generated this way:</text:p>
      <text:p text:style-name="P17">❏<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6">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731666353" text:continue-list="list1728221525"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text:soft-page-break/>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text:soft-pag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2001337149" text:continue-numbering="true" text:style-name="Outline">
        <text:list-item>
          <text:list>
            <text:list-item>
              <text:h text:style-name="P80"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4">[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4"/>
      <text:p text:style-name="P34">[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4"/>
      <text:p text:style-name="P34">[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4"/>
      <text:p text:style-name="P34">[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813405382"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8">❏<text:tab/>packetfence-freeradius2</text:p>
      <text:p text:style-name="Text_20_body"/>
      <text:list xml:id="list43477803" text:continue-numbering="true" text:style-name="Outline">
        <text:list-item>
          <text:list>
            <text:list-item>
              <text:list>
                <text:list-item>
                  <text:list>
                    <text:list-item>
                      <text:h text:style-name="P91"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3">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961619441" text:continue-numbering="true" text:style-name="Outline">
        <text:list-item>
          <text:list>
            <text:list-item>
              <text:list>
                <text:list-item>
                  <text:list>
                    <text:list-item>
                      <text:h text:style-name="P91"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2143620543" text:continue-numbering="true" text:style-name="Outline">
        <text:list-item>
          <text:list>
            <text:list-item>
              <text:list>
                <text:list-item>
                  <text:list>
                    <text:list-item>
                      <text:h text:style-name="P91"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871944882" text:continue-numbering="true" text:style-name="Outline">
        <text:list-item>
          <text:list>
            <text:list-item>
              <text:list>
                <text:list-item>
                  <text:list>
                    <text:list-item>
                      <text:h text:style-name="P91" text:outline-level="4"><text:soft-page-break/></text:h>
                    </text:list-item>
                    <text:list-item>
                      <text:h text:style-name="P91"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723849046"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256175198"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1206464951"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890460883"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82643969" text:continue-numbering="true" text:style-name="Outline">
        <text:list-item>
          <text:h text:style-name="P79"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70196173"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 and one unmanageable device.</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VLAN 5 is the inline VLAN (In-Band, for unmanageable devices)</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3 and 5</text:p>
      <text:p text:style-name="P18">❏<text:tab/>The DNS server on the PacketFence box that will take care of domain resolution in VLANs 2 and 3</text:p>
      <text:p text:style-name="P18">❏<text:tab/>The network setup looks like thi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1413486207"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4"/>
      <text:p text:style-name="P44"/>
      <text:p text:style-name="P44"/>
      <text:p text:style-name="P44"><text:soft-page-break/></text:p>
      <text:p text:style-name="P44">❏<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4"/>
      <text:p text:style-name="P44">❏<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225718688"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425009367"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976445647"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enforcement=vlan<text:line-break/><text:soft-pag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72078086"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4"/>
      <text:p text:style-name="Code">[192.168.3.0]<text:line-break/>netmask=255.255.255.0<text:line-break/><text:soft-pag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610238894"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2070796364"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98164721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802574232" text:continue-numbering="true" text:style-name="Outline">
        <text:list-item>
          <text:list>
            <text:list-item>
              <text:list>
                <text:list-item>
                  <text:list>
                    <text:list-item>
                      <text:h text:style-name="P92"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894954817" text:continue-numbering="true" text:style-name="Outline">
        <text:list-item>
          <text:list>
            <text:list-item>
              <text:list>
                <text:list-item>
                  <text:list>
                    <text:list-item>
                      <text:h text:style-name="P91"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1">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2"/>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enable</text:span>: if enable is set to 'N', this violation is disabled and no additional violations of this type will be added.</text:p>
      <text:p text:style-name="P22"><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3">actions</text:span>: this is the list of actions that will be executed on a violation addition. The actions can be:</text:p>
      <text:list xml:id="list1047747195" text:style-name="L10">
        <text:list-item>
          <text:p text:style-name="P98"><text:span text:style-name="T13">log</text:span>: log a message to the file specified in <text:span text:style-name="T13">[alerting].log</text:span></text:p>
        </text:list-item>
        <text:list-item>
          <text:p text:style-name="P98"><text:span text:style-name="T13">email</text:span>: email the address specified in <text:span text:style-name="T13">[alerting].emailaddr</text:span>, using <text:span text:style-name="T13">[alerting].smtpserver</text:span>. Multiple emailaddr can be sperated by comma.</text:p>
        </text:list-item>
        <text:list-item>
          <text:p text:style-name="P98"><text:span text:style-name="T13">trap</text:span>: isolate the host and place them in violation. It opens a violation and leaves it open. If trap is not there, a violation is opened and then automatically closed</text:p>
        </text:list-item>
        <text:list-item>
          <text:p text:style-name="P98"><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98"><text:span text:style-name="T13">external: e</text:span>xecute an external command, specified in <text:span text:style-name="T13">[paths].externalapi</text:span></text:p>
        </text:list-item>
      </text:list>
      <text:p text:style-name="P46"><text:span text:style-name="T9">❏<text:tab/></text:span><text:span text:style-name="T13">vlan: </text:span><text:span text:style-name="T6">Destination VLAN where PacketFence should put the client when a violation of this<text:tab/> type is open. The VLAN value can be:</text:span></text:p>
      <text:list xml:id="list550265062" text:continue-numbering="true" text:style-name="L10">
        <text:list-item>
          <text:p text:style-name="P99"><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98"><text:span text:style-name="T13">registrationVlan</text:span><text:span text:style-name="T6">: Registration VLAN as specified in </text:span><text:span text:style-name="T13">switches.conf</text:span><text:span text:style-name="T6">.</text:span></text:p>
        </text:list-item>
        <text:list-item>
          <text:p text:style-name="P98"><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6">vlan=isolationVlan</text:p>
      <text:p text:style-name="P36">whitelisted_categories=</text:p>
      <text:p text:style-name="P48"/>
      <text:p text:style-name="P46"><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6"><text:span text:style-name="T9">❏<text:tab/></text:span><text:span text:style-name="T13">auto_enable</text:span>: specifies if a host can self remediate the violation (enable network button) or if they can not and must call the help desk.</text:p>
      <text:p text:style-name="P46"><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3">button_text</text:span>: text displayed on the violation form to hosts.</text:p>
      <text:p text:style-name="P46"><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467453805" text:continue-list="list1894954817" text:style-name="Outline">
        <text:list-item>
          <text:list>
            <text:list-item>
              <text:h text:style-name="P80"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228060662" text:continue-numbering="true" text:style-name="Outline">
        <text:list-item>
          <text:list>
            <text:list-item>
              <text:h text:style-name="P80" text:outline-level="2"><text:bookmark text:name="__RefHeading__4823_400627320"/>Oinkmaster<text:bookmark-end text:name="__RefHeading__4823_400627320"/></text:h>
            </text:list-item>
          </text:list>
        </text:list-item>
      </text:list>
      <text:p text:style-name="P52">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31"><text:span text:style-name="Code_20__28_inline_29_"><text:span text:style-name="T22">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2"><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131860739" text:continue-numbering="true" text:style-name="Outline">
        <text:list-item>
          <text:list>
            <text:list-item>
              <text:h text:style-name="P80"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5"><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8">❏<text:tab/>by editing <text:span text:style-name="Code_20__28_inline_29_">conf/floating_network_device.conf</text:span></text:p>
      <text:p text:style-name="P18">❏<text:tab/>through the Web GUI, in the Configuration -&gt; Floating Network Device tab.</text:p>
      <text:p text:style-name="P43"><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3"><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2147919647" text:continue-numbering="true" text:style-name="Outline">
        <text:list-item>
          <text:h text:style-name="P79"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112541812"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931765677"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57"/>
      <text:p text:style-name="P57">Since PacketFence stores most of its information in a MySQL database, the two PacketFence redundant servers need to share this database in a way or another.</text:p>
      <text:p text:style-name="P57"/>
      <text:p text:style-name="P57">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506232118" text:style-name="L11">
        <text:list-item>
          <text:list>
            <text:list-item>
              <text:list>
                <text:list-item>
                  <text:list>
                    <text:list-item>
                      <text:list>
                        <text:list-item>
                          <text:list>
                            <text:list-item>
                              <text:p text:style-name="P69">You have to make sure that only one database server is running at each time (don't double-mount the partition)</text:p>
                            </text:list-item>
                          </text:list>
                        </text:list-item>
                      </text:list>
                    </text:list-item>
                  </text:list>
                </text:list-item>
              </text:list>
              <text:p text:style-name="P70"><text:span text:style-name="T9">❏<text:tab/></text:span>A local MySQL database server on each PacketFence box and replication of the database partition using DRBD</text:p>
              <text:p text:style-name="P71"><text:span text:style-name="T9">❏<text:tab/></text:span>A remote MySQL database server with its own high availability setup</text:p>
              <text:p text:style-name="P75"/>
              <text:p text:style-name="P76">In this document, we describe the second option that involves DRBD.</text:p>
              <text:p text:style-name="P76"/>
              <text:p text:style-name="P76">We assume that:</text:p>
              <text:p text:style-name="P71"><text:span text:style-name="T9">❏<text:tab/></text:span>you are using RedHat Enterprise 5 or CentOS 5.</text:p>
              <text:p text:style-name="P71"><text:span text:style-name="T9">❏<text:tab/></text:span>pf1 is the first PacketFence server</text:p>
              <text:p text:style-name="P71"><text:span text:style-name="T9">❏<text:tab/></text:span>pf2 is the second PacketFence server</text:p>
              <text:p text:style-name="P71"><text:soft-page-break/><text:span text:style-name="T9">❏<text:tab/></text:span>PacketFence is properly configured on each server</text:p>
              <text:p text:style-name="P71"><text:span text:style-name="T9">❏<text:tab/>t</text:span>he DRBD partition is 30G long</text:p>
              <text:p text:style-name="P71"><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091007543" text:style-name="L12">
        <text:list-header>
          <text:p text:style-name="P72"><text:span text:style-name="T9">❏<text:tab/></text:span>reduce the size of LogVol00 of 30G</text:p>
          <text:p text:style-name="P72"><text:span text:style-name="T9">❏<text:tab/></text:span>create a new partition (ext3) called mysql: 30G. You'll be asked to specify where this new partition will mounted: enter /data (or anything else that is used by Linux).</text:p>
          <text:p text:style-name="P72"><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soft-page-break/>}</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1378923199" text:style-name="L13">
        <text:list-header>
          <text:p text:style-name="P73"><text:span text:style-name="T10">❏<text:tab/></text:span><text:span text:style-name="T19">mysql</text:span> is the name of the partition you created when installing the OS</text:p>
        </text:list-header>
      </text:list>
      <text:list xml:id="list1303718322" text:style-name="L14">
        <text:list-header>
          <text:p text:style-name="P74"><text:span text:style-name="T10">❏<text:tab/></text:span><text:span text:style-name="T19">pf1_server_name</text:span> and <text:span text:style-name="T19">pf2_server_name</text:span> by the real server names.</text:p>
          <text:p text:style-name="P74"><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text:soft-page-break/>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7"><text:span text:style-name="T15">NOTE:</text:span> mysql being the name of the DRBD partition.</text:p>
      <text:p text:style-name="Text_20_body">In <text:span text:style-name="T15">/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text:soft-page-break/>node pf2.example.org</text:p>
      <text:p text:style-name="P38">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9">x.x.x.x</text:span> is PF admin virtual address</text:p>
      <text:p text:style-name="P24"><text:span text:style-name="T10">❏<text:tab/></text:span><text:span text:style-name="T19">eth0.y</text:span> is the name of the NIC configuration file (<text:span text:style-name="T15">/etc/sysconfig/network-scripts/ifcfg_eth0.y</text:span>) dedicated to IP address in vlan y (registration for example).</text:p>
      <text:p text:style-name="P24"><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9">case "$2" in</text:p>
      <text:p text:style-name="P39"><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9">debugfile /var/log/ha-debug</text:p>
      <text:p text:style-name="P39">logfile /var/log/ha-log</text:p>
      <text:p text:style-name="Code">logfacility daemon</text:p>
      <text:p text:style-name="P53"><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109603815" text:continue-list="list931765677" text:style-name="Outline">
        <text:list-item>
          <text:list>
            <text:list-item>
              <text:list>
                <text:list-item>
                  <text:list>
                    <text:list-item>
                      <text:h text:style-name="P92"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383447488" text:continue-numbering="true" text:style-name="Outline">
        <text:list-item>
          <text:list>
            <text:list-item>
              <text:list>
                <text:list-item>
                  <text:list>
                    <text:list-item>
                      <text:h text:style-name="P92" text:outline-level="4"/>
                    </text:list-item>
                    <text:list-item>
                      <text:h text:style-name="P92"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1378130569"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9">We provide a script called <text:span text:style-name="T13">database-backup-and-maintenance.sh</text:span> located in <text:span text:style-name="T13">addons/</text:span> that performs this cleanup in addition to optimize tables on Sunday and daily backups.</text:p>
      <text:p text:style-name="P5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856481041" text:continue-numbering="true" text:style-name="Outline">
        <text:list-item>
          <text:list>
            <text:list-item>
              <text:h text:style-name="P80" text:outline-level="2"><text:bookmark text:name="__RefHeading__6431_1006122953"/>Captive portal optimizations<text:bookmark-end text:name="__RefHeading__6431_1006122953"/></text:h>
            </text:list-item>
          </text:list>
        </text:list-item>
      </text:list>
      <text:p text:style-name="P33">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4"/>
      <text:p text:style-name="Text_20_body">This will allow the following browsers to reach the captive portal (but nothing else):</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1668594646"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455893549"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2148828525" text:continue-numbering="true" text:style-name="Outline">
        <text:list-item>
          <text:list>
            <text:list-item>
              <text:list>
                <text:list-item>
                  <text:list>
                    <text:list-item>
                      <text:h text:style-name="P93"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list xml:id="list355668829" text:continue-numbering="true" text:style-name="Outline">
        <text:list-item>
          <text:list>
            <text:list-item>
              <text:list>
                <text:list-item>
                  <text:list>
                    <text:list-item>
                      <text:h text:style-name="P94"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506160155"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78140071" text:continue-numbering="true" text:style-name="Outline">
        <text:list-item>
          <text:list>
            <text:list-item>
              <text:h text:style-name="P80" text:outline-level="2"><text:bookmark text:name="__RefHeading__4767_400627320"/><office:annotation><dc:creator>Olivier Bilodeau</dc:creator><dc:date>2010-12-14T13:47:42</dc:date><text:p text:style-name="P100"><text:span text:style-name="T28">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414805733"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35177122"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258815328"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274951852"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1898571198"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1201238413"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2094866244"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4">❏<text:tab/>Everyone behind an inline interface is on the same Layer 2 LAN</text:p>
      <text:p text:style-name="P63"><text:span text:style-name="T9">❏<text:tab/>Every packet of authorized users goes through the PacketFence server increasing the </text:span><text:soft-page-break/><text:span text:style-name="T9">servers' load considerably: Plan ahead for capacity</text:span></text:p>
      <text:p text:style-name="P65">❏<text:tab/>Every packet of authorized users goes through the PacketFence server: it is a single point of failure for Internet access</text:p>
      <text:p text:style-name="P65">❏<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797194743"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321691299"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676463547"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919031611"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482016184" text:continue-numbering="true" text:style-name="Outline">
        <text:list-item>
          <text:list>
            <text:list-item>
              <text:list>
                <text:list-item>
                  <text:list>
                    <text:list-item>
                      <text:h text:style-name="P91"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957807335" text:continue-numbering="true" text:style-name="Outline">
        <text:list-item>
          <text:list>
            <text:list-item>
              <text:list>
                <text:list-item>
                  <text:list>
                    <text:list-item>
                      <text:h text:style-name="P91"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text:soft-pag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705085833" text:continue-numbering="true" text:style-name="Outline">
        <text:list-item>
          <text:list>
            <text:list-item>
              <text:list>
                <text:list-item>
                  <text:list>
                    <text:list-item>
                      <text:h text:style-name="P94"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P32"/>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582950416" text:continue-numbering="true" text:style-name="Outline">
        <text:list-item>
          <text:list>
            <text:list-item>
              <text:list>
                <text:list-item>
                  <text:list>
                    <text:list-item>
                      <text:h text:style-name="P95" text:outline-level="4"/>
                    </text:list-item>
                    <text:list-item>
                      <text:h text:style-name="P95"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text:soft-pag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54384851"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3">FreeRADIUS 1.x Configuration</text:p>
      <text:p text:style-name="Text_20_body">Make sure to install the following packages:</text:p>
      <text:p text:style-name="P43">❏<text:tab/>freeradius</text:p>
      <text:p text:style-name="P43"/>
      <text:list xml:id="list59278153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07724471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98484970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732643837"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04133953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96951190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64820964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295148843"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5400413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201754245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8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0-07T16:35:19</dc:date>
    <meta:editing-cycles>935</meta:editing-cycles>
    <meta:editing-duration>PT393H38M02S</meta:editing-duration>
    <meta:printed-by>Olivier Bilodeau</meta:printed-by>
    <meta:print-date>2010-07-14T16:24:11</meta:print-date>
    <meta:document-statistic meta:table-count="3" meta:image-count="10" meta:object-count="0" meta:page-count="88" meta:paragraph-count="1279" meta:word-count="13716" meta:character-count="97078"/>
    <meta:user-defined meta:name="Info 1"/>
    <meta:user-defined meta:name="Info 2"/>
    <meta:user-defined meta:name="Info 3"/>
    <meta:user-defined meta:name="Info 4"/>
  </office:meta>
</office:document-meta>
</file>